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color="#222222" style:letter-kerning="true" fo:font-size="21.5pt" style:font-size-asian="21.5pt" style:font-size-complex="21.5pt" style:language-asian="pt" style:country-asian="BR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22222" fo:font-size="15.5pt" style:font-size-asian="15.5pt" style:font-size-complex="15.5pt" style:language-asian="pt" style:country-asian="BR"/>
    </style:style>
    <style:style style:name="P4" style:parent-style-name="Normal" style:family="paragraph">
      <style:paragraph-properties style:vertical-align="baseline" fo:margin-bottom="0in" fo:line-height="100%"/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5" style:parent-style-name="Normal" style:family="paragraph">
      <style:paragraph-properties style:vertical-align="baseline" fo:margin-top="0.25in" fo:margin-bottom="0.25in" fo:line-height="100%"/>
    </style:style>
    <style:style style:name="T6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7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8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9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10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11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12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13" style:parent-style-name="Normal" style:family="paragraph">
      <style:paragraph-properties style:vertical-align="baseline" fo:margin-top="0.25in" fo:margin-bottom="0.25in" fo:line-height="100%"/>
    </style:style>
    <style:style style:name="T14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15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16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17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18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19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20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21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23" style:parent-style-name="Normal" style:family="paragraph">
      <style:paragraph-properties style:vertical-align="baseline" fo:margin-top="0.25in" fo:margin-bottom="0.25in" fo:line-height="100%"/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24" style:parent-style-name="Normal" style:family="paragraph">
      <style:paragraph-properties style:vertical-align="baseline" fo:margin-top="0.25in" fo:margin-bottom="0.25in" fo:line-height="100%"/>
    </style:style>
    <style:style style:name="T25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27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28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29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30" style:parent-style-name="Normal" style:family="paragraph">
      <style:paragraph-properties style:vertical-align="baseline" fo:margin-top="0.25in" fo:margin-bottom="0.25in" fo:line-height="100%"/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31" style:parent-style-name="Normal" style:family="paragraph">
      <style:paragraph-properties style:vertical-align="baseline" fo:margin-top="0.25in" fo:margin-bottom="0.25in" fo:line-height="100%"/>
    </style:style>
    <style:style style:name="T32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34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35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36" style:parent-style-name="Normal" style:family="paragraph">
      <style:paragraph-properties style:vertical-align="baseline" fo:margin-top="0.25in" fo:margin-bottom="0.25in" fo:line-height="100%"/>
    </style:style>
    <style:style style:name="T37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38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pt" style:country-asian="BR"/>
    </style:style>
    <style:style style:name="T39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40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43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45" style:parent-style-name="Normal" style:family="paragraph">
      <style:paragraph-properties style:vertical-align="baseline" fo:margin-top="0.25in" fo:margin-bottom="0.25in" fo:line-height="100%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47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49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53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55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60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61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62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T64" style:parent-style-name="DefaultParagraphFont" style:family="text">
      <style:text-properties style:font-name="Times New Roman" style:font-name-asian="Times New Roman" fo:color="#4C70F0" fo:font-size="12pt" style:font-size-asian="12pt" style:font-size-complex="12pt" style:text-underline-type="single" style:text-underline-style="solid" style:text-underline-width="auto" style:text-underline-mode="continuous" style:language-asian="pt" style:country-asian="BR"/>
    </style:style>
    <style:style style:name="T65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66" style:parent-style-name="Normal" style:family="paragraph">
      <style:paragraph-properties style:vertical-align="baseline" fo:margin-top="0.25in" fo:margin-bottom="0.25in" fo:line-height="100%"/>
      <style:text-properties style:font-name="Times New Roman" style:font-name-asian="Times New Roman" fo:font-size="12pt" style:font-size-asian="12pt" style:font-size-complex="12pt" style:language-asian="pt" style:country-asian="BR"/>
    </style:style>
    <style:style style:name="P67" style:parent-style-name="Normal" style:family="paragraph">
      <style:paragraph-properties style:vertical-align="baseline" fo:margin-top="0.25in" fo:margin-bottom="0.25in" fo:line-height="100%"/>
    </style:style>
    <style:style style:name="T68" style:parent-style-name="DefaultParagraphFont" style:family="text">
      <style:text-properties style:font-name="Times New Roman" style:font-name-asian="Times New Roman" fo:font-size="12pt" style:font-size-asian="12pt" style:font-size-complex="12pt" style:language-asian="pt" style:country-asian="BR"/>
    </style:style>
  </office:automatic-styles>
  <office:body>
    <office:text text:use-soft-page-breaks="true">
      <text:h text:style-name="P1" text:outline-level="1"><text:bookmark-start text:name="_Hlk114182995"/>A CIA financiou uma guerra cultural contra o Comunismo. Ela deveria fazer isso novamente</text:h>
      <text:p text:style-name="P2"><text:bookmark-end text:name="_Hlk114182995"/><text:span text:style-name="T3">Sonny Bunch<text:s/></text:span></text:p>
      <text:p text:style-name="P4">22 de agosto de 2018, às<text:s/>10:00.<text:s/>BRT</text:p>
      <text:p text:style-name="P5"><text:span text:style-name="T6">No incio deste mês, o diretor de “Desculpe te Incomodar”, Boots Riley, </text:span><text:a xlink:href="https://twitter.com/BootsRiley/status/1025469650220400640" office:target-frame-name="_top" xlink:show="replace"><text:span text:style-name="T7">tweetou</text:span></text:a><text:span text:style-name="T8">, “Arte pela arte nunca é pela arte - é pelo status quo. É por isso que a CIA financiou Jackson Pollack”</text:span><text:span text:style-name="T9">.</text:span><text:span text:style-name="T10"><text:s/>Deixe lado a sugestão vagamente totalitária de que a arte deve existir, por sua natureza, em apoio ou oposição ao estabelecimento político. Hoje, gostaria de me focar no envolvimento da CIA na guerra cultural da Guerra Fria e pensar em um tempo melhor, quando as idéias eram levadas a sério e a arte era considerada transformadora — e ter em mente as formas pelas quais a agência poderia ajudar os artistas que hoje lutam para se desta</text:span><text:span text:style-name="T11">c</text:span><text:span text:style-name="T12">ar no exterior</text:span></text:p>
      <text:p text:style-name="P13"><text:span text:style-name="T14">Os interessados na guerra cultural<text:s/></text:span><text:span text:style-name="T15">secreta</text:span><text:span text:style-name="T16"><text:s/>da CIA devem<text:s/></text:span><text:span text:style-name="T17">ler</text:span><text:span text:style-name="T18"><text:s/>"</text:span><text:a xlink:href="https://www.amazon.com/gp/product/1862073279/ref=as_li_qf_asin_il_tl?ie=UTF8&amp;tag=washpost-20&amp;creative=9325&amp;linkCode=as2&amp;creativeASIN=1862073279&amp;linkId=3ef982f5902aae69e5ea8f3baecad916" office:target-frame-name="_top" xlink:show="replace"><text:span text:style-name="T19">Quem pagou a conta?</text:span></text:a><text:span text:style-name="T20">" de Frances Stonor Saunders. É um retrato incessantemente negativo dos esforços de Michael Josselson, Nicolas Nabokov e outros para canalizar dinheiro da CIA para as mãos de artistas e revistas intelectuais que destacaram o compromisso do mundo ocidental com a liberdade individual. Mas se você puder deixar de lado os preconceitos do autor, descobrirá um esforço fascinantemente bizantino para chamar</text:span><text:span text:style-name="T21"><text:s/>a</text:span><text:span text:style-name="T22"><text:s/>atenção do mundo para a maneira americana de pensar por meio de caneta e tinta ao invés de munições e assassinatos.</text:span></text:p>
      <text:p text:style-name="P23">A CIA, em sua fundação, foi em grande parte dirigida por membros da Ivy League, futuros altos escalões e intelectuais. Faz sentido que eles tivessem sido atraídos pelas idéias de homens como Melvin Lasky, o consumado<text:s/>“Guerreiro Frio”<text:s/>que impulsionou a fundação de uma revista destinada a preencher a lacuna entre o Ocidente e o resto do mundo. Segundo um memorando pós-guerra de Lasky apresentado ao Exército dos EUA, revistas como a Der Monat serviriam "como uma demonstração de que por trás dos representantes oficiais da democracia americana está uma grande e progressiva cultura, com uma riqueza de realizações nas artes, na literatura, na filosofia, em todos os aspectos da cultura que unem as tradições livres da Europa e da América".</text:p>
      <text:p text:style-name="P24"><text:span text:style-name="T25">Revistas como a Der Monat e a revista litero-política anglo-americana Encounter não foram as únicas atividades apoiadas por repasses sem fins lucratívos como os da Fundação Farfiels e da Fundação Ford. O Congresso pela Liberdade Cultural, apoiado pela CIA, trouxe a Sinfonia de Boston para a Europa (ao custo de<text:s/></text:span><text:span text:style-name="T26">U</text:span><text:span text:style-name="T27">$166.359,84, de acordo com Saunders) e surgiu para a publicação e distrituição de "pelo menos mil livros", </text:span><text:a xlink:href="https://www.nytimes.com/1977/12/26/archives/worldwide-propaganda-network-built-by-the-cia-a-worldwide-network.html" office:target-frame-name="_top" xlink:show="replace"><text:span text:style-name="T28">segundo um relatório de 1977</text:span></text:a><text:span text:style-name="T29"> no New York Times. Os livros incluíam traduções de poemas de T.S. Eliot, “Doutor Jivago” de Boris Pasternak e "O Príncipe" de Maquiavel, de acordo com Saunders.</text:span></text:p>
      <text:p text:style-name="P30">E, sim, houve apoio à arte abstrata do tipo defendida por Pollock. "Em exposição estarão obras-primas que não poderiam ter sido criadas nem cuja exposição seria<text:s/><text:soft-page-break/>permitida por regimes totalitários como a Alemanha nazista ou a atual Rússia soviética e seus satélites", gabou-se o membro do comitê consultivo do Museu de Arte Moderna <text:s/>James Johnson Sweeney sobre uma exposição lá. Enquanto os soviéticos estavam presos produzindo obras de arte realistas dedicadas a ilustrar as glórias do último plano quinquenal, os artistas americanos eram livres para perseguir qualquer visão que escolhessem - mesmo que essa visão fosse denunciada por alguns legisladores conservadores como "antiamericana". Divertidamente, não havia melhor demonstração do compromisso do Ocidente com a liberdade do que o fato de que os membros do Congresso poderiam condenar a arte abstrata como perversa e não fazer nada para impedir a sua disseminação.</text:p>
      <text:p text:style-name="P31"><text:span text:style-name="T32">A CIA permanece aprenciando arte abstrata; Carey Dunne</text:span><text:span text:style-name="T33"><text:s/></text:span><text:a xlink:href="https://hyperallergic.com/294142/a-visit-to-the-the-cias-secret-abstract-art-collection/" office:target-frame-name="_top" xlink:show="replace"><text:span text:style-name="T34">destacou a Coleção Melzac da agência</text:span></text:a><text:span text:style-name="T35"> no Centro George Bush de Inteligência há dois anos para a Hyperallergic. Telas cheias de linhas e pontos e redemoinhos ainda penduradas nas paredes da agência, um testamento para o triunfo do passado.</text:span></text:p>
      <text:p text:style-name="P36"><text:span text:style-name="T37">Mas filmes continuam sendo a forma de arte mais visceral e, talvez mais importante, </text:span><text:span text:style-name="T38">mais acessível</text:span><text:span text:style-name="T39">.</text:span><text:span text:style-name="T40"><text:s/></text:span><text:span text:style-name="T41">Como Saunders observa em seu livro, os Estados Unidos da América trabalham há muito tempo para aumentar o número de filmes aceitos em mercados estrangeiros através de acordos comerciais. Outros adoratam uma abordagem mais à guerrilha para divulgar o evangelho cinematográfico; considere os esforços da Human Rights Foundation para aumentar a conscientização sobre o filme que zomba de Kin Jong Un, "A Entrevista", na Coréia do Norte</text:span><text:span text:style-name="T42"><text:s/></text:span><text:a xlink:href="https://www.thedailybeast.com/i-smuggled-posters-for-the-interview-into-north-korea" office:target-frame-name="_top" xlink:show="replace"><text:span text:style-name="T43">por meio de balões</text:span></text:a><text:span text:style-name="T44">.</text:span></text:p>
      <text:p text:style-name="P45"><text:span text:style-name="T46">O que me traz de volta a Riley e "Desculpe te Incomodar". O diretor, nas últimas semanas,<text:s/></text:span><text:a xlink:href="https://twitter.com/BootsRiley/status/1025600043888177152" office:target-frame-name="_top" xlink:show="replace"><text:span text:style-name="T47">queixou-se</text:span></text:a><text:span text:style-name="T48"> de não conseguir obter distribuição no exterior para sua<text:s/></text:span><text:a xlink:href="http://freebeacon.com/culture/sorry-bother-review/" office:target-frame-name="_top" xlink:show="replace"><text:span text:style-name="T49">interessante nova película</text:span></text:a><text:span text:style-name="T50">.<text:s/></text:span><text:span text:style-name="T51">I</text:span><text:span text:style-name="T52">sso é compreensível (filmes independentes costumam ter esse problema), mas lamentável. As mensagens do filme ressoariam na China, o segundo maior mercado do mundo. Afinal, a corporação WorryFree de “Desculpe te<text:s/></text:span><text:span text:style-name="T53">I</text:span><text:span text:style-name="T54">ncomodar” — que abriga e alimenta os trabalhadores nas fábricas para aumentar a produtividade — parece uma </text:span><text:span text:style-name="T55"><text:s/>copia fiel da Foxconn</text:span><text:span text:style-name="T56">,</text:span><text:span text:style-name="T57"><text:s/></text:span><text:span text:style-name="T58">a<text:s/></text:span><text:span text:style-name="T59">"cidade proibida" onde trabalhadores chineses fabricam dispositivos Apple. As mensagens do filme podem atrair pessoas em uma nação onde<text:s/></text:span><text:a xlink:href="https://newrepublic.com/minutes/125317/nobel-prize-winning-chinese-poet-liu-xiaobo-jail-seven-years" office:target-frame-name="_top" xlink:show="replace"><text:span text:style-name="T60">poetas</text:span></text:a><text:span text:style-name="T61">,<text:s/></text:span><text:a xlink:href="https://www.washingtonpost.com/world/chinese-artist-ai-wei-wei-arrested-in-latest-government-crackdown/2011/04/03/AFHB5PVC_story.html?noredirect=on&amp;utm_term=.ccf45a49941a&amp;itid=lk_inline_manual_14" office:target-frame-name="_top" xlink:show="replace"><text:span text:style-name="T62">artistas</text:span></text:a><text:span text:style-name="T63"> e </text:span><text:a xlink:href="https://www.cnn.com/2018/07/11/asia/qin-yongmin-china-intl/index.html" office:target-frame-name="_top" xlink:show="replace"><text:span text:style-name="T64">ativistas</text:span></text:a><text:span text:style-name="T65"> são presos contrariar os ditames da liderança.</text:span></text:p>
      <text:p text:style-name="P66">Se a CIA estivesse procurando uma maneira de se divertir no espaço cultural, eles poderiam fazer pior<text:s/>do que distruibuir a obra de Riley:<text:s/>encomendar uma tradução de primeira linha para as legendas, lançar alguns DVDs samizdat e enviar o filme para o maior número possível de serviços de compartilhamento de arquivos e streaming.<text:s/>Como demonstrar melhor a liberdade que os artistas sem restrições têm nos Estados Unidos para criticar o sistema? “Desculpe te<text:s/>Incomodar”<text:s/>pode até estimular cidadãos chineses a tomar medidas contra as empresas apoiadas pelo Partido Comunista que dominam o comércio no país.</text:p>
      <text:p text:style-name="P67"><text:span text:style-name="T68">Naturalmente, quaisquer esforços da CIA em tais assuntos devem permanecer em silêncio; ninguém gostaria de colocar os artistas por trás do filme na posição embaraçosa de se beneficiar conscientemente da generosidade da CIA. Mas um pequeno subterfúgio é um preço pequeno a se pagar para vencer as guerras culturai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pt" style:country-asian="BR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pt" style:country-asian="BR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/>
    </style:style>
    <style:style style:name="byline" style:display-name="byline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BR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BR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ladimir de Araújo Neto</meta:initial-creator>
    <dc:creator>Wladimir de Araújo Neto</dc:creator>
    <meta:creation-date>2022-09-16T03:13:00Z</meta:creation-date>
    <dc:date>2022-09-16T05:27:00Z</dc:date>
    <meta:template xlink:href="Normal.dotm" xlink:type="simple"/>
    <meta:editing-cycles>4</meta:editing-cycles>
    <meta:editing-duration>PT1260S</meta:editing-duration>
    <meta:document-statistic meta:page-count="2" meta:paragraph-count="14" meta:word-count="1145" meta:character-count="7318" meta:row-count="51" meta:non-whitespace-character-count="6187"/>
  </office:meta>
</office:document-meta>
</file>